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2BCA775308F774F61F3.png" manifest:media-type="image/png"/>
  <manifest:file-entry manifest:full-path="Pictures/10000201000002BC000002BCD65893F42518304E.png" manifest:media-type="image/png"/>
  <manifest:file-entry manifest:full-path="Pictures/10000201000002BC000002BC9DC05B85BE517FCE.png" manifest:media-type="image/png"/>
  <manifest:file-entry manifest:full-path="Pictures/10000201000002BC000002BC862ADA57029B3E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0.512cm" fo:min-width="3.183cm"/>
    </style:style>
    <style:style style:name="gr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512cm" fo:min-width="2.548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2.6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382cm" svg:height="8.382cm" svg:x="-1.027cm" svg:y="0.2cm">
            <draw:image xlink:href="Pictures/10000201000002BC000002BC862ADA57029B3EFC.png" xlink:type="simple" xlink:show="embed" xlink:actuate="onLoad" loext:mime-type="image/png">
              <text:p/>
            </draw:image>
          </draw:frame>
          <draw:frame draw:style-name="gr1" draw:text-style-name="P1" draw:layer="layout" svg:width="8.382cm" svg:height="8.382cm" svg:x="10.148cm" svg:y="0.122cm">
            <draw:image xlink:href="Pictures/10000201000002BC000002BCD65893F42518304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8.346cm" svg:y="8.684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11.546cm" svg:y="8.684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14.721cm" svg:y="8.684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4.118cm" svg:height="4.118cm" svg:x="1.632cm" svg:y="8.836cm">
            <draw:image xlink:href="Pictures/10000201000002BC000002BCA775308F774F61F3.png" xlink:type="simple" xlink:show="embed" xlink:actuate="onLoad" loext:mime-type="image/png">
              <text:p/>
            </draw:image>
          </draw:frame>
        </draw:g>
        <draw:custom-shape draw:style-name="gr2" draw:text-style-name="P2" draw:layer="layout" svg:width="3.683cm" svg:height="0.762cm" svg:x="-0.889cm" svg:y="7.4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0.762cm" svg:x="10.541cm" svg:y="7.3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255cm" svg:height="0.508cm" svg:x="8.509cm" svg:y="11.8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75cm" svg:height="0.508cm" svg:x="1.651cm" svg:y="12.44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1:30:07.230314585</meta:creation-date>
    <dc:date>2021-02-02T11:41:41.268387106</dc:date>
    <meta:editing-duration>PT11M32S</meta:editing-duration>
    <meta:editing-cycles>5</meta:editing-cycles>
    <meta:generator>LibreOffice/6.4.6.2$Linux_X86_64 LibreOffice_project/40$Build-2</meta:generator>
    <meta:document-statistic meta:object-count="11"/>
  </office:meta>
</office:document-meta>
</file>